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</style:style>
    <style:style style:name="P3" style:family="paragraph" style:parent-style-name="Standard" style:list-style-name="L13">
      <style:paragraph-properties fo:text-align="start" style:justify-single-word="false"/>
    </style:style>
    <style:style style:name="P4" style:family="paragraph" style:parent-style-name="Standard" style:list-style-name="L14">
      <style:paragraph-properties fo:text-align="start" style:justify-single-word="false"/>
    </style:style>
    <style:style style:name="P5" style:family="paragraph" style:parent-style-name="Standard" style:list-style-name="L15">
      <style:paragraph-properties fo:text-align="start" style:justify-single-word="false"/>
    </style:style>
    <style:style style:name="P6" style:family="paragraph" style:parent-style-name="Standard" style:list-style-name="L23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/>
      <style:text-properties fo:language="en" fo:country="US"/>
    </style:style>
    <style:style style:name="P8" style:family="paragraph" style:parent-style-name="Standard" style:list-style-name="L16">
      <style:paragraph-properties fo:text-align="start" style:justify-single-word="false"/>
      <style:text-properties fo:language="en" fo:country="US"/>
    </style:style>
    <style:style style:name="P9" style:family="paragraph" style:parent-style-name="Standard" style:list-style-name="L17">
      <style:paragraph-properties fo:text-align="start" style:justify-single-word="false"/>
      <style:text-properties fo:language="en" fo:country="US"/>
    </style:style>
    <style:style style:name="P10" style:family="paragraph" style:parent-style-name="Standard" style:list-style-name="L18">
      <style:paragraph-properties fo:text-align="start" style:justify-single-word="false"/>
      <style:text-properties fo:language="en" fo:country="US"/>
    </style:style>
    <style:style style:name="P11" style:family="paragraph" style:parent-style-name="Standard" style:list-style-name="L19">
      <style:paragraph-properties fo:text-align="start" style:justify-single-word="false"/>
      <style:text-properties fo:language="en" fo:country="US"/>
    </style:style>
    <style:style style:name="P12" style:family="paragraph" style:parent-style-name="Standard" style:list-style-name="L20">
      <style:paragraph-properties fo:text-align="start" style:justify-single-word="false"/>
      <style:text-properties fo:language="en" fo:country="US"/>
    </style:style>
    <style:style style:name="P13" style:family="paragraph" style:parent-style-name="Standard" style:list-style-name="L21">
      <style:paragraph-properties fo:text-align="start" style:justify-single-word="false"/>
      <style:text-properties fo:language="en" fo:country="US"/>
    </style:style>
    <style:style style:name="P14" style:family="paragraph" style:parent-style-name="Standard" style:list-style-name="L22">
      <style:paragraph-properties fo:text-align="start" style:justify-single-word="false"/>
      <style:text-properties fo:language="en" fo:country="US"/>
    </style:style>
    <style:style style:name="P15" style:family="paragraph" style:parent-style-name="Standard" style:list-style-name="L23">
      <style:paragraph-properties fo:text-align="start" style:justify-single-word="false"/>
      <style:text-properties fo:language="en" fo:country="US"/>
    </style:style>
    <style:style style:name="P16" style:family="paragraph" style:parent-style-name="Standard">
      <style:paragraph-properties fo:text-align="start" style:justify-single-word="false"/>
      <style:text-properties fo:language="ru" fo:country="RU"/>
    </style:style>
    <style:style style:name="P17" style:family="paragraph" style:parent-style-name="Standard" style:list-style-name="L23">
      <style:paragraph-properties fo:text-align="start" style:justify-single-word="false"/>
      <style:text-properties fo:language="ru" fo:country="RU"/>
    </style:style>
    <style:style style:name="P18" style:family="paragraph" style:parent-style-name="Standard" style:list-style-name="L24">
      <style:paragraph-properties fo:text-align="start" style:justify-single-word="false"/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сновные теоретические вопросы по аттестации для аттестации на позицию специалиста по качеству (на <text:span text:style-name="T2">средний</text:span> уровень).</text:p>
      <text:list xml:id="list1791390625736562266" text:style-name="L1">
        <text:list-item>
          <text:p text:style-name="P2">Теоретические основы тестирования:</text:p>
          <text:list>
            <text:list-item>
              <text:p text:style-name="P2">Что такое тестирование и зачем оно нужно.</text:p>
            </text:list-item>
            <text:list-item>
              <text:p text:style-name="P2">Чем отличается тестирование от отладки, выполняемой разработчиком.</text:p>
            </text:list-item>
            <text:list-item>
              <text:p text:style-name="P2">Почему тестирование — это часть процесса обеспечения качества разработки.</text:p>
            </text:list-item>
            <text:list-item>
              <text:p text:style-name="P2">Цели тестирования на различных этапах жизненного цикла программного продукта.</text:p>
            </text:list-item>
            <text:list-item>
              <text:p text:style-name="P2">Семь принципов тестирования. Пояснить каждый из них.</text:p>
            </text:list-item>
            <text:list-item>
              <text:p text:style-name="P2">Пять основных активностей в тестировании ПО.</text:p>
            </text:list-item>
            <text:list-item>
              <text:p text:style-name="P2">Виды различных уровней тестирования.</text:p>
            </text:list-item>
            <text:list-item>
              <text:p text:style-name="P2">Компонентное тестирование: цели, объекты, типы находимых дефектов.</text:p>
            </text:list-item>
          </text:list>
        </text:list-item>
      </text:list>
      <text:list xml:id="list919623075627331050" text:style-name="L13">
        <text:list-item>
          <text:list>
            <text:list-item>
              <text:p text:style-name="P3">Интеграционное тестирование: цели, объекты, типы находимых дефектов.</text:p>
            </text:list-item>
          </text:list>
        </text:list-item>
      </text:list>
      <text:list xml:id="list5891153605487770435" text:style-name="L14">
        <text:list-item>
          <text:list>
            <text:list-item>
              <text:p text:style-name="P4">Системное тестирование: цели, объекты, типы находимых дефектов.</text:p>
            </text:list-item>
          </text:list>
        </text:list-item>
      </text:list>
      <text:list xml:id="list3353404650249362684" text:style-name="L15">
        <text:list-item>
          <text:list>
            <text:list-item>
              <text:p text:style-name="P5">Приемосдаточное тестирование: цели, объекты, типы находимых дефектов.</text:p>
            </text:list-item>
            <text:list-item>
              <text:p text:style-name="P5">Что такое степень достаточности тестирования.</text:p>
            </text:list-item>
            <text:list-item>
              <text:p text:style-name="P5">Виды тестирования нефункциональных требований.</text:p>
            </text:list-item>
            <text:list-item>
              <text:p text:style-name="P5">Типы тестирования.</text:p>
            </text:list-item>
            <text:list-item>
              <text:p text:style-name="P5">Виды тестирования, согласно <text:span text:style-name="T1">ISO-25000.</text:span></text:p>
            </text:list-item>
          </text:list>
        </text:list-item>
        <text:list-item>
          <text:p text:style-name="P5">Теория тестирования <text:span text:style-name="T1">web-</text:span>приложений.</text:p>
          <text:list>
            <text:list-item>
              <text:p text:style-name="P5">Архитектура в которой работают <text:span text:style-name="T1">web-</text:span><text:span text:style-name="T2">приложения.</text:span></text:p>
            </text:list-item>
            <text:list-item>
              <text:p text:style-name="P5">Структура HTTP протокола.</text:p>
            </text:list-item>
            <text:list-item>
              <text:p text:style-name="P5">Что такое <text:span text:style-name="T1">URI. </text:span><text:span text:style-name="T2">Виды и типы </text:span><text:span text:style-name="T1">URI, </text:span><text:span text:style-name="T2">используемые стандартом.</text:span></text:p>
            </text:list-item>
            <text:list-item>
              <text:p text:style-name="P5"><text:span text:style-name="T2">Виды заголовков. </text:span></text:p>
            </text:list-item>
            <text:list-item>
              <text:p text:style-name="P5"><text:span text:style-name="T2">Тип контента, передаваемого с </text:span><text:span text:style-name="T1">HTTP </text:span><text:span text:style-name="T2">запросом.</text:span></text:p>
            </text:list-item>
            <text:list-item>
              <text:p text:style-name="P5">Методы HTTP протокола. Краткая характеристика каждого из них.</text:p>
            </text:list-item>
            <text:list-item>
              <text:p text:style-name="P5">Классификация кодов ответа от сервера. Примеры из каждой группы.</text:p>
            </text:list-item>
            <text:list-item>
              <text:p text:style-name="P5">Что такое cookie. Механизм работы с cookie.</text:p>
            </text:list-item>
            <text:list-item>
              <text:p text:style-name="P5">Основные подходы в тестировании верстки.</text:p>
            </text:list-item>
            <text:list-item>
              <text:p text:style-name="P5">Способы тестирование валидности кода на его соответствие <text:span text:style-name="T1">web-</text:span><text:span text:style-name="T2">стандартам.</text:span></text:p>
            </text:list-item>
          </text:list>
        </text:list-item>
        <text:list-item>
          <text:p text:style-name="P5">Работа с базами данных.</text:p>
          <text:list>
            <text:list-item>
              <text:p text:style-name="P5">Формат оператора <text:span text:style-name="T1">Select.</text:span></text:p>
            </text:list-item>
          </text:list>
        </text:list-item>
      </text:list>
      <text:list xml:id="list4614475561338208411" text:style-name="L16">
        <text:list-item>
          <text:list>
            <text:list-item>
              <text:p text:style-name="P8">Формат оператора USE.</text:p>
            </text:list-item>
          </text:list>
        </text:list-item>
      </text:list>
      <text:list xml:id="list5637320592701327522" text:style-name="L17">
        <text:list-item>
          <text:list>
            <text:list-item>
              <text:p text:style-name="P9">Формат оператора Create.</text:p>
            </text:list-item>
          </text:list>
        </text:list-item>
      </text:list>
      <text:list xml:id="list6470902207791662689" text:style-name="L18">
        <text:list-item>
          <text:list>
            <text:list-item>
              <text:p text:style-name="P10">Формат оператора Insert.</text:p>
            </text:list-item>
          </text:list>
        </text:list-item>
      </text:list>
      <text:list xml:id="list7176541536220051661" text:style-name="L19">
        <text:list-item>
          <text:list>
            <text:list-item>
              <text:p text:style-name="P11">Формат оператора Update.</text:p>
            </text:list-item>
          </text:list>
        </text:list-item>
      </text:list>
      <text:list xml:id="list526787356328586111" text:style-name="L20">
        <text:list-item>
          <text:list>
            <text:list-item>
              <text:p text:style-name="P12">Формат оператора Delete.</text:p>
            </text:list-item>
          </text:list>
        </text:list-item>
      </text:list>
      <text:list xml:id="list6409617652723815685" text:style-name="L21">
        <text:list-item>
          <text:list>
            <text:list-item>
              <text:p text:style-name="P13">Формат оператора Union.</text:p>
            </text:list-item>
          </text:list>
        </text:list-item>
      </text:list>
      <text:list xml:id="list4940064577295871881" text:style-name="L22">
        <text:list-item>
          <text:list>
            <text:list-item>
              <text:p text:style-name="P14">Формат оператора Show.</text:p>
            </text:list-item>
          </text:list>
        </text:list-item>
      </text:list>
      <text:list xml:id="list2361454555005708990" text:style-name="L23">
        <text:list-item>
          <text:list>
            <text:list-item>
              <text:p text:style-name="P15">Формат оператора Describe.</text:p>
            </text:list-item>
            <text:list-item>
              <text:p text:style-name="P17">Оператор <text:span text:style-name="T1">JOIN. </text:span>Виды <text:span text:style-name="T1">JOIN.</text:span></text:p>
            </text:list-item>
            <text:list-item>
              <text:p text:style-name="P17">Формат оператора <text:span text:style-name="T1">Grant</text:span></text:p>
            </text:list-item>
            <text:list-item>
              <text:p text:style-name="P17">Контроль производительности <text:span text:style-name="T1">MySQL.</text:span></text:p>
            </text:list-item>
            <text:list-item>
              <text:p text:style-name="P17">Способы загрузки данных.</text:p>
            </text:list-item>
            <text:list-item>
              <text:p text:style-name="P17">Способы выгрузки данных.</text:p>
            </text:list-item>
            <text:list-item>
              <text:p text:style-name="P17">Типы баз данных MySQL</text:p>
            </text:list-item>
          </text:list>
        </text:list-item>
        <text:list-item>
          <text:p text:style-name="P6"><text:span text:style-name="T2">Теория и практика тестирования </text:span><text:span text:style-name="T1">desktop </text:span><text:span text:style-name="T2">приложений</text:span></text:p>
          <text:list>
            <text:list-item>
              <text:p text:style-name="P17">Тестирование утечек памяти.</text:p>
            </text:list-item>
            <text:list-item>
              <text:p text:style-name="P17">Тестирование использования ресурсов.</text:p>
            </text:list-item>
            <text:list-item>
              <text:p text:style-name="P17"><text:soft-page-break/>Основные подходы в тестировании <text:s/>инсталляторов и деинсталляторов.</text:p>
            </text:list-item>
          </text:list>
        </text:list-item>
        <text:list-item>
          <text:p text:style-name="P17">Теория и практика тестирования приложений для мобильных устройств.</text:p>
          <text:list>
            <text:list-item>
              <text:p text:style-name="P17">Основные подходы в тестировании приложений для мобильных устройств.</text:p>
            </text:list-item>
          </text:list>
        </text:list-item>
        <text:list-item>
          <text:p text:style-name="P6">Теория и практика тест-дизайна.</text:p>
          <text:list>
            <text:list-item>
              <text:p text:style-name="P6">Основные элементы тестового сценария.</text:p>
            </text:list-item>
            <text:list-item>
              <text:p text:style-name="P6">Основные тестовые артефакты: тест-план, тест-сьют, тест-кейс.</text:p>
            </text:list-item>
            <text:list-item>
              <text:p text:style-name="P6">Состав и характеристика тест-плана.</text:p>
            </text:list-item>
            <text:list-item>
              <text:p text:style-name="P6">Основные техники тест-дизайна при тестировании по методу черного ящика.</text:p>
            </text:list-item>
            <text:list-item>
              <text:p text:style-name="P6">Разбиение на эквивалентные классы. Характеристика. Пример.</text:p>
            </text:list-item>
            <text:list-item>
              <text:p text:style-name="P6">Тестирование граничных значений. Характеристика. Пример.</text:p>
            </text:list-item>
            <text:list-item>
              <text:p text:style-name="P6">Тестирование по таблице переходов. Характеристика. Пример.</text:p>
            </text:list-item>
            <text:list-item>
              <text:p text:style-name="P6">Тестирование с использованием таблицы состояний. Характеристика. Пример.</text:p>
            </text:list-item>
            <text:list-item>
              <text:p text:style-name="P6">Парное тестирование. Пример.</text:p>
            </text:list-item>
            <text:list-item>
              <text:p text:style-name="P6">Тестирование с анализом области значений.</text:p>
            </text:list-item>
            <text:list-item>
              <text:p text:style-name="P6">Тестовое покрытие при тестировании по методу черного ящика.</text:p>
            </text:list-item>
          </text:list>
        </text:list-item>
        <text:list-item>
          <text:p text:style-name="P6">Нагрузочное тестирование.</text:p>
          <text:list>
            <text:list-item>
              <text:p text:style-name="P6">Основные методы тестирования производительности.</text:p>
            </text:list-item>
            <text:list-item>
              <text:p text:style-name="P6">Что такое нагрузочная точка.</text:p>
            </text:list-item>
            <text:list-item>
              <text:p text:style-name="P6">Что такое профиль нагрузки.</text:p>
            </text:list-item>
            <text:list-item>
              <text:p text:style-name="P6">Что такое модель нагрузки.</text:p>
            </text:list-item>
            <text:list-item>
              <text:p text:style-name="P6">График пропускной способности от количества запросов в единицу времени.</text:p>
            </text:list-item>
            <text:list-item>
              <text:p text:style-name="P6">Параметры производительности, возвращаемые <text:span text:style-name="T1">J-meter.</text:span></text:p>
            </text:list-item>
            <text:list-item>
              <text:p text:style-name="P17">Основные структурные элементы <text:span text:style-name="T1">J-meter.</text:span></text:p>
            </text:list-item>
            <text:list-item>
              <text:p text:style-name="P17">Что такое <text:span text:style-name="T1">Thread Group.</text:span></text:p>
            </text:list-item>
            <text:list-item>
              <text:p text:style-name="P17">Что такое <text:span text:style-name="T1">Ramp Up </text:span>период.</text:p>
            </text:list-item>
          </text:list>
        </text:list-item>
        <text:list-item>
          <text:p text:style-name="P6">Стандарты тестирования.</text:p>
          <text:list>
            <text:list-item>
              <text:p text:style-name="P6">Основные категории модели качества, согласно <text:span text:style-name="T1">ISO-25000</text:span></text:p>
            </text:list-item>
            <text:list-item>
              <text:p text:style-name="P17">Основные положения стандарта <text:span text:style-name="T1">ISO-9142</text:span></text:p>
            </text:list-item>
          </text:list>
        </text:list-item>
      </text:list>
      <text:list xml:id="list2566522893881817824" text:style-name="L24">
        <text:list-item>
          <text:list>
            <text:list-item>
              <text:p text:style-name="P18"><text:span text:style-name="T1">Основные положения стандарта IEEE-829-1998</text:span></text:p>
            </text:list-item>
          </text:list>
        </text:list-item>
      </text:list>
      <text:p text:style-name="P16"><text:span text:style-name="T1"/></text:p>
      <text:p text:style-name="P7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тантин Фирсанов</meta:initial-creator>
    <meta:creation-date>2014-04-22T11:39:48.64</meta:creation-date>
    <meta:document-statistic meta:table-count="0" meta:image-count="0" meta:object-count="0" meta:page-count="2" meta:paragraph-count="76" meta:word-count="463" meta:character-count="3358"/>
    <dc:date>2014-04-22T12:01:52.97</dc:date>
    <dc:creator>Константин Фирсанов</dc:creator>
    <meta:editing-duration>PT6M54S</meta:editing-duration>
    <meta:editing-cycles>1</meta:editing-cycles>
    <meta:generator>OpenOffice/4.0.1$Win32 OpenOffice.org_project/401m5$Build-9714</meta:generator>
  </office:meta>
</office:document-meta>
</file>